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902in"/>
    </style:style>
    <style:style style:name="co10" style:family="table-column">
      <style:table-column-properties fo:break-before="auto" style:column-width="1.4327in"/>
    </style:style>
    <style:style style:name="co11" style:family="table-column">
      <style:table-column-properties fo:break-before="auto" style:column-width="1.0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cccccc"/>
    </style:style>
    <style:style style:name="ce4" style:family="table-cell" style:parent-style-name="Default" style:data-style-name="N3">
      <style:text-properties fo:color="#800000"/>
    </style:style>
    <style:style style:name="ce5" style:family="table-cell" style:parent-style-name="Default" style:data-style-name="N3">
      <style:text-properties fo:color="#ff6600"/>
    </style:style>
    <style:style style:name="ce6" style:family="table-cell" style:parent-style-name="Default" style:data-style-name="N3">
      <style:text-properties fo:color="#ff0000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2"/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2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4259" calcext:value-type="float">
            <text:p>4259</text:p>
          </table:table-cell>
          <table:table-cell table:style-name="ce5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4551" calcext:value-type="float">
            <text:p>4551</text:p>
          </table:table-cell>
          <table:table-cell table:style-name="ce5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6" office:value-type="float" office:value="209565" calcext:value-type="float">
            <text:p>209565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6" office:value-type="float" office:value="609169" calcext:value-type="float">
            <text:p>609169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5" office:value-type="float" office:value="259" calcext:value-type="float">
            <text:p>259</text:p>
          </table:table-cell>
          <table:table-cell table:style-name="ce5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5297228" calcext:value-type="float">
            <text:p>25297228</text:p>
          </table:table-cell>
          <table:table-cell office:value-type="float" office:value="2818157" calcext:value-type="float">
            <text:p>2818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474" calcext:value-type="float">
            <text:p>4474</text:p>
          </table:table-cell>
          <table:table-cell office:value-type="float" office:value="2695" calcext:value-type="float">
            <text:p>2695</text:p>
          </table:table-cell>
          <table:table-cell office:value-type="float" office:value="92" calcext:value-type="float">
            <text:p>92</text:p>
          </table:table-cell>
          <table:table-cell office:value-type="float" office:value="1520" calcext:value-type="float">
            <text:p>152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4" calcext:value-type="float">
            <text:p>7744</text:p>
          </table:table-cell>
          <table:table-cell office:value-type="float" office:value="3365" calcext:value-type="float">
            <text:p>3365</text:p>
          </table:table-cell>
          <table:table-cell office:value-type="float" office:value="167" calcext:value-type="float">
            <text:p>167</text:p>
          </table:table-cell>
          <table:table-cell office:value-type="float" office:value="4259" calcext:value-type="float">
            <text:p>425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756821" calcext:value-type="float">
            <text:p>756821</text:p>
          </table:table-cell>
          <table:table-cell office:value-type="float" office:value="67789" calcext:value-type="float">
            <text:p>67789</text:p>
          </table:table-cell>
          <table:table-cell office:value-type="float" office:value="56365" calcext:value-type="float">
            <text:p>5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4293614" calcext:value-type="float">
            <text:p>4293614</text:p>
          </table:table-cell>
          <table:table-cell office:value-type="float" office:value="611214" calcext:value-type="float">
            <text:p>611214</text:p>
          </table:table-cell>
          <table:table-cell office:value-type="float" office:value="334233" calcext:value-type="float">
            <text:p>33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6350" calcext:value-type="float">
            <text:p>6350</text:p>
          </table:table-cell>
          <table:table-cell office:value-type="float" office:value="4420" calcext:value-type="float">
            <text:p>44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003" calcext:value-type="float">
            <text:p>2003</text:p>
          </table:table-cell>
          <table:table-cell office:value-type="float" office:value="938" calcext:value-type="float">
            <text:p>9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p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131739" calcext:value-type="float">
            <text:p>15131739</text:p>
          </table:table-cell>
          <table:table-cell office:value-type="float" office:value="1759307" calcext:value-type="float">
            <text:p>1759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1964" calcext:value-type="float">
            <text:p>1964</text:p>
          </table:table-cell>
          <table:table-cell office:value-type="float" office:value="906" calcext:value-type="float">
            <text:p>90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1987938" calcext:value-type="float">
            <text:p>1987938</text:p>
          </table:table-cell>
          <table:table-cell office:value-type="float" office:value="227257" calcext:value-type="float">
            <text:p>227257</text:p>
          </table:table-cell>
          <table:table-cell office:value-type="float" office:value="157475" calcext:value-type="float">
            <text:p>157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2950534" calcext:value-type="float">
            <text:p>2950534</text:p>
          </table:table-cell>
          <table:table-cell office:value-type="float" office:value="516101" calcext:value-type="float">
            <text:p>516101</text:p>
          </table:table-cell>
          <table:table-cell office:value-type="float" office:value="330055" calcext:value-type="float">
            <text:p>3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7508" calcext:value-type="float">
            <text:p>7508</text:p>
          </table:table-cell>
          <table:table-cell office:value-type="float" office:value="4724" calcext:value-type="float">
            <text:p>47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421" calcext:value-type="float">
            <text:p>2421</text:p>
          </table:table-cell>
          <table:table-cell office:value-type="float" office:value="1108" calcext:value-type="float">
            <text:p>1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" table:style-name="ta1">
        <table:table-column table:style-name="co8" table:default-cell-style-name="Default"/>
        <table:table-column table:style-name="co9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9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9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9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9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9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9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9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9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9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9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9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9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9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9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9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9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9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summary.avg</text:p>
          </table:table-cell>
          <table:table-cell office:value-type="string" calcext:value-type="string">
            <text:p>summary.cou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0e219e0</text:p>
          </table:table-cell>
          <table:table-cell office:value-type="float" office:value="18.699187" calcext:value-type="float">
            <text:p>18.699187</text:p>
          </table:table-cell>
          <table:table-cell office:value-type="float" office:value="2.46" calcext:value-type="float">
            <text:p>2.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0dd3be3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5fa27f6</text:p>
          </table:table-cell>
          <table:table-cell office:value-type="float" office:value="15.384615" calcext:value-type="float">
            <text:p>15.384615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5d28a8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722551" calcext:value-type="float">
            <text:p>72722551</text:p>
          </table:table-cell>
          <table:table-cell office:value-type="float" office:value="10.25641" calcext:value-type="float">
            <text:p>10.25641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66779e6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6b2941d</text:p>
          </table:table-cell>
          <table:table-cell office:value-type="float" office:value="2.745098" calcext:value-type="float">
            <text:p>2.745098</text:p>
          </table:table-cell>
          <table:table-cell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69f928</text:p>
          </table:table-cell>
          <table:table-cell office:value-type="float" office:value="1.162791" calcext:value-type="float">
            <text:p>1.162791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818d37a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formula="of:=AVERAGE([.C2:.C10])" office:value-type="float" office:value="8.81769022222222" calcext:value-type="float">
            <text:p/>
          </table:table-cell>
          <table:table-cell table:formula="of:=SUM([.D2:.D10])" office:value-type="float" office:value="8.7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08:28:06.1773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4-12-30T15:35:02.167097000</dc:date>
    <meta:editing-duration>PT23H32M42S</meta:editing-duration>
    <meta:editing-cycles>27</meta:editing-cycles>
    <meta:generator>LibreOffice/4.2.3.3$MacOSX_X86_64 LibreOffice_project/882f8a0a489bc99a9e60c7905a60226254cb6ff0</meta:generator>
    <meta:document-statistic meta:table-count="5" meta:cell-count="568" meta:object-count="0"/>
  </office:meta>
</office:document-meta>
</file>